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9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3T13:36:38.1">
            <text:p>2020/1/23 13:3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3T13:36:38.26">
            <text:p>2020/1/23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1)">
            <text:p>sn(11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9999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9999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9999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3T13:36:38.65">
            <text:p>2020/1/23 13:3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4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5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98.875cm" draw:caption-point-x="-1.353cm" draw:caption-point-y="2.48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70];6;2)" office:value-type="string" office:string-value="09">
            <text:p>09</text:p>
          </table:table-cell>
          <table:table-cell table:formula="of:=MID([.F17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70];[.I170];&quot;-&quot;;LEFT([.G1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0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1)">
            <text:p>sn(11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3T13:36:38.92">
            <text:p>2020/1/23 13:3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59cm" draw:caption-point-x="-1.353cm" draw:caption-point-y="2.28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3T13:36:39.05">
            <text:p>2020/1/23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3T13:36:39.19">
            <text:p>2020/1/23 13:3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598cm" draw:caption-point-x="-1.353cm" draw:caption-point-y="2.48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1)">
            <text:p>sn(11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3T13:36:39.3">
            <text:p>2020/1/23 13:3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59cm" draw:caption-point-x="-1.353cm" draw:caption-point-y="2.28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2020/01/23</text:date>, <text:time>13:3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3T13:36:37.61</dc:date>
    <dc:creator>iwabuchi ken</dc:creator>
    <meta:editing-duration>P6DT10H49M10S</meta:editing-duration>
    <meta:editing-cycles>589</meta:editing-cycles>
    <meta:generator>OpenOffice/4.1.3$Win32 OpenOffice.org_project/413m1$Build-9783</meta:generator>
    <meta:document-statistic meta:table-count="7" meta:cell-count="3426" meta:object-count="0"/>
    <meta:user-defined meta:name="sheets-banding"/>
    <meta:user-defined meta:name="sheets-original-selection"/>
  </office:meta>
</office:document-meta>
</file>